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5cm" svg:height="9.005cm" svg:x="9.029cm" svg:y="6.773cm">
            <draw:object draw:notify-on-update-of-ranges="Лист1.F32:Лист1.F32 Лист1.B5:Лист1.C5 Лист1.A6:Лист1.A6 Лист1.B6:Лист1.C6 Лист1.A7:Лист1.A7 Лист1.B7:Лист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5cm" svg:height="9.005cm" svg:x="25.619cm" svg:y="6.774cm">
            <draw:object draw:notify-on-update-of-ranges="Лист1.D5:Лист1.G5 Лист1.A6:Лист1.A6 Лист1.D6:Лист1.G6 Лист1.A7:Лист1.A7 Лист1.D7:Лист1.G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5cm" svg:height="9.005cm" svg:x="9.474cm" svg:y="16.361cm">
            <draw:object draw:notify-on-update-of-ranges="Лист1.H5:Лист1.O5 Лист1.A6:Лист1.A6 Лист1.H6:Лист1.O6 Лист1.A7:Лист1.A7 Лист1.H7:Лист1.O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5cm" svg:height="9.005cm" svg:x="26.135cm" svg:y="16.222cm">
            <draw:object draw:notify-on-update-of-ranges="Лист1.P5:Лист1.AE5 Лист1.A6:Лист1.A6 Лист1.P6:Лист1.AE6 Лист1.A7:Лист1.A7 Лист1.P7:Лист1.AE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5cm" svg:height="9.005cm" svg:x="10.303cm" svg:y="26.642cm">
            <draw:object draw:notify-on-update-of-ranges="Лист1.E10:Лист1.G10 Лист1.A6:Лист1.A6 Лист1.E11:Лист1.G11 Лист1.A7:Лист1.A7 Лист1.E12:Лист1.G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5cm" svg:height="9.005cm" svg:x="28.352cm" svg:y="26.642cm">
            <draw:object draw:notify-on-update-of-ranges="Лист1.I10:Лист1.L10 Лист1.A6:Лист1.A6 Лист1.I11:Лист1.L11 Лист1.A7:Лист1.A7 Лист1.I12:Лист1.L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5cm" svg:height="9.005cm" svg:x="10.367cm" svg:y="35.508cm">
            <draw:object draw:notify-on-update-of-ranges="Лист1.N10:Лист1.R10 Лист1.A6:Лист1.A6 Лист1.N11:Лист1.R11 Лист1.A7:Лист1.A7 Лист1.N12:Лист1.R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6.006cm" svg:height="9.031cm" svg:x="28.266cm" svg:y="36.288cm">
            <draw:object draw:notify-on-update-of-ranges="Лист1.B16:Лист1.B16 Лист1.B17:Лист1.B48 Лист1.C16:Лист1.C16 Лист1.C17:Лист1.C4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0" table:default-cell-style-name="Default"/>
        <table:table-row table:style-name="ro1" table:number-rows-repeated="4">
          <table:table-cell table:number-columns-repeated="31"/>
        </table:table-row>
        <table:table-row table:style-name="ro1">
          <table:table-cell/>
          <table:table-cell office:value-type="string" calcext:value-type="string">
            <text:p>P(0)</text:p>
          </table:table-cell>
          <table:table-cell office:value-type="string" calcext:value-type="string">
            <text:p>P(1)</text:p>
          </table:table-cell>
          <table:table-cell office:value-type="string" calcext:value-type="string">
            <text:p>P(00)</text:p>
          </table:table-cell>
          <table:table-cell office:value-type="string" calcext:value-type="string">
            <text:p>P(01)</text:p>
          </table:table-cell>
          <table:table-cell office:value-type="string" calcext:value-type="string">
            <text:p>P(10)</text:p>
          </table:table-cell>
          <table:table-cell office:value-type="string" calcext:value-type="string">
            <text:p>P(11)</text:p>
          </table:table-cell>
          <table:table-cell office:value-type="string" calcext:value-type="string">
            <text:p>P(000)</text:p>
          </table:table-cell>
          <table:table-cell office:value-type="string" calcext:value-type="string">
            <text:p>P(001)</text:p>
          </table:table-cell>
          <table:table-cell office:value-type="string" calcext:value-type="string">
            <text:p>P(010)</text:p>
          </table:table-cell>
          <table:table-cell office:value-type="string" calcext:value-type="string">
            <text:p>P(011)</text:p>
          </table:table-cell>
          <table:table-cell office:value-type="string" calcext:value-type="string">
            <text:p>P(100)</text:p>
          </table:table-cell>
          <table:table-cell office:value-type="string" calcext:value-type="string">
            <text:p>P(101)</text:p>
          </table:table-cell>
          <table:table-cell office:value-type="string" calcext:value-type="string">
            <text:p>P(110)</text:p>
          </table:table-cell>
          <table:table-cell office:value-type="string" calcext:value-type="string">
            <text:p>P1(111)</text:p>
          </table:table-cell>
          <table:table-cell office:value-type="string" calcext:value-type="string">
            <text:p>P(0000)</text:p>
          </table:table-cell>
          <table:table-cell office:value-type="string" calcext:value-type="string">
            <text:p>P(0001)</text:p>
          </table:table-cell>
          <table:table-cell office:value-type="string" calcext:value-type="string">
            <text:p>P(0010)</text:p>
          </table:table-cell>
          <table:table-cell office:value-type="string" calcext:value-type="string">
            <text:p>P(0011)</text:p>
          </table:table-cell>
          <table:table-cell office:value-type="string" calcext:value-type="string">
            <text:p>P(0100)</text:p>
          </table:table-cell>
          <table:table-cell office:value-type="string" calcext:value-type="string">
            <text:p>P(0101)</text:p>
          </table:table-cell>
          <table:table-cell office:value-type="string" calcext:value-type="string">
            <text:p>P(0110)</text:p>
          </table:table-cell>
          <table:table-cell office:value-type="string" calcext:value-type="string">
            <text:p>P(0111)</text:p>
          </table:table-cell>
          <table:table-cell office:value-type="string" calcext:value-type="string">
            <text:p>P(1000)</text:p>
          </table:table-cell>
          <table:table-cell office:value-type="string" calcext:value-type="string">
            <text:p>P(1001)</text:p>
          </table:table-cell>
          <table:table-cell office:value-type="string" calcext:value-type="string">
            <text:p>P(1010)</text:p>
          </table:table-cell>
          <table:table-cell office:value-type="string" calcext:value-type="string">
            <text:p>P(1011)</text:p>
          </table:table-cell>
          <table:table-cell office:value-type="string" calcext:value-type="string">
            <text:p>P(1100)</text:p>
          </table:table-cell>
          <table:table-cell office:value-type="string" calcext:value-type="string">
            <text:p>P(1101)</text:p>
          </table:table-cell>
          <table:table-cell office:value-type="string" calcext:value-type="string">
            <text:p>P(1110)</text:p>
          </table:table-cell>
          <table:table-cell office:value-type="string" calcext:value-type="string">
            <text:p>P(1111)</text:p>
          </table:table-cell>
        </table:table-row>
        <table:table-row table:style-name="ro1">
          <table:table-cell office:value-type="string" calcext:value-type="string">
            <text:p>Без преобл, </text:p>
          </table:table-cell>
          <table:table-cell office:value-type="float" office:value="0.499983" calcext:value-type="float">
            <text:p>0,499983</text:p>
          </table:table-cell>
          <table:table-cell office:value-type="float" office:value="0.500017" calcext:value-type="float">
            <text:p>0,500017</text:p>
          </table:table-cell>
          <table:table-cell office:value-type="float" office:value="0.24941" calcext:value-type="float">
            <text:p>0,24941</text:p>
          </table:table-cell>
          <table:table-cell office:value-type="float" office:value="0.250647" calcext:value-type="float">
            <text:p>0,250647</text:p>
          </table:table-cell>
          <table:table-cell office:value-type="float" office:value="0.250638" calcext:value-type="float">
            <text:p>0,250638</text:p>
          </table:table-cell>
          <table:table-cell office:value-type="float" office:value="0.249305" calcext:value-type="float">
            <text:p>0,249305</text:p>
          </table:table-cell>
          <table:table-cell office:value-type="float" office:value="0.124436" calcext:value-type="float">
            <text:p>0,124436</text:p>
          </table:table-cell>
          <table:table-cell office:value-type="float" office:value="0.125211" calcext:value-type="float">
            <text:p>0,125211</text:p>
          </table:table-cell>
          <table:table-cell office:value-type="float" office:value="0.12644" calcext:value-type="float">
            <text:p>0,12644</text:p>
          </table:table-cell>
          <table:table-cell office:value-type="float" office:value="0.124331" calcext:value-type="float">
            <text:p>0,124331</text:p>
          </table:table-cell>
          <table:table-cell office:value-type="float" office:value="0.125211" calcext:value-type="float">
            <text:p>0,125211</text:p>
          </table:table-cell>
          <table:table-cell office:value-type="float" office:value="0.12556" calcext:value-type="float">
            <text:p>0,12556</text:p>
          </table:table-cell>
          <table:table-cell office:value-type="float" office:value="0.124331" calcext:value-type="float">
            <text:p>0,124331</text:p>
          </table:table-cell>
          <table:table-cell office:value-type="float" office:value="0.124479" calcext:value-type="float">
            <text:p>0,124479</text:p>
          </table:table-cell>
          <table:table-cell office:value-type="float" office:value="0.0623404" calcext:value-type="float">
            <text:p>0,0623404</text:p>
          </table:table-cell>
          <table:table-cell office:value-type="float" office:value="0.0624537" calcext:value-type="float">
            <text:p>0,0624537</text:p>
          </table:table-cell>
          <table:table-cell office:value-type="float" office:value="0.0626802" calcext:value-type="float">
            <text:p>0,0626802</text:p>
          </table:table-cell>
          <table:table-cell office:value-type="float" office:value="0.0624799" calcext:value-type="float">
            <text:p>0,0624799</text:p>
          </table:table-cell>
          <table:table-cell office:value-type="float" office:value="0.0632466" calcext:value-type="float">
            <text:p>0,0632466</text:p>
          </table:table-cell>
          <table:table-cell office:value-type="float" office:value="0.0619222" calcext:value-type="float">
            <text:p>0,0619222</text:p>
          </table:table-cell>
          <table:table-cell office:value-type="float" office:value="0.0616347" calcext:value-type="float">
            <text:p>0,0616347</text:p>
          </table:table-cell>
          <table:table-cell office:value-type="float" office:value="0.0626628" calcext:value-type="float">
            <text:p>0,0626628</text:p>
          </table:table-cell>
          <table:table-cell office:value-type="float" office:value="0.0624537" calcext:value-type="float">
            <text:p>0,0624537</text:p>
          </table:table-cell>
          <table:table-cell office:value-type="float" office:value="0.0627064" calcext:value-type="float">
            <text:p>0,0627064</text:p>
          </table:table-cell>
          <table:table-cell office:value-type="float" office:value="0.0624886" calcext:value-type="float">
            <text:p>0,0624886</text:p>
          </table:table-cell>
          <table:table-cell office:value-type="float" office:value="0.0618264" calcext:value-type="float">
            <text:p>0,0618264</text:p>
          </table:table-cell>
          <table:table-cell office:value-type="float" office:value="0.0619048" calcext:value-type="float">
            <text:p>0,0619048</text:p>
          </table:table-cell>
          <table:table-cell office:value-type="float" office:value="0.0623927" calcext:value-type="float">
            <text:p>0,0623927</text:p>
          </table:table-cell>
          <table:table-cell office:value-type="float" office:value="0.0626628" calcext:value-type="float">
            <text:p>0,0626628</text:p>
          </table:table-cell>
          <table:table-cell office:value-type="float" office:value="0.064144" calcext:value-type="float">
            <text:p>0,064144</text:p>
          </table:table-cell>
        </table:table-row>
        <table:table-row table:style-name="ro1">
          <table:table-cell office:value-type="string" calcext:value-type="string">
            <text:p>С преобл</text:p>
          </table:table-cell>
          <table:table-cell office:value-type="float" office:value="0.534737" calcext:value-type="float">
            <text:p>0,534737</text:p>
          </table:table-cell>
          <table:table-cell office:value-type="float" office:value="0.465263" calcext:value-type="float">
            <text:p>0,465263</text:p>
          </table:table-cell>
          <table:table-cell office:value-type="float" office:value="0.282866" calcext:value-type="float">
            <text:p>0,282866</text:p>
          </table:table-cell>
          <table:table-cell table:number-columns-repeated="2" office:value-type="float" office:value="0.250917" calcext:value-type="float">
            <text:p>0,250917</text:p>
          </table:table-cell>
          <table:table-cell office:value-type="float" office:value="0.215299" calcext:value-type="float">
            <text:p>0,215299</text:p>
          </table:table-cell>
          <table:table-cell office:value-type="float" office:value="0.144048" calcext:value-type="float">
            <text:p>0,144048</text:p>
          </table:table-cell>
          <table:table-cell office:value-type="float" office:value="0.137714" calcext:value-type="float">
            <text:p>0,137714</text:p>
          </table:table-cell>
          <table:table-cell office:value-type="float" office:value="0.131284" calcext:value-type="float">
            <text:p>0,131284</text:p>
          </table:table-cell>
          <table:table-cell office:value-type="float" office:value="0.120341" calcext:value-type="float">
            <text:p>0,120341</text:p>
          </table:table-cell>
          <table:table-cell office:value-type="float" office:value="0.137714" calcext:value-type="float">
            <text:p>0,137714</text:p>
          </table:table-cell>
          <table:table-cell office:value-type="float" office:value="0.113902" calcext:value-type="float">
            <text:p>0,113902</text:p>
          </table:table-cell>
          <table:table-cell office:value-type="float" office:value="0.120332" calcext:value-type="float">
            <text:p>0,120332</text:p>
          </table:table-cell>
          <table:table-cell office:value-type="float" office:value="0.0946643" calcext:value-type="float">
            <text:p>0,0946643</text:p>
          </table:table-cell>
          <table:table-cell office:value-type="float" office:value="0.0758715" calcext:value-type="float">
            <text:p>0,0758715</text:p>
          </table:table-cell>
          <table:table-cell office:value-type="float" office:value="0.0682129" calcext:value-type="float">
            <text:p>0,0682129</text:p>
          </table:table-cell>
          <table:table-cell office:value-type="float" office:value="0.072639" calcext:value-type="float">
            <text:p>0,072639</text:p>
          </table:table-cell>
          <table:table-cell office:value-type="float" office:value="0.0636212" calcext:value-type="float">
            <text:p>0,0636212</text:p>
          </table:table-cell>
          <table:table-cell office:value-type="float" office:value="0.0717068" calcext:value-type="float">
            <text:p>0,0717068</text:p>
          </table:table-cell>
          <table:table-cell office:value-type="float" office:value="0.0579753" calcext:value-type="float">
            <text:p>0,0579753</text:p>
          </table:table-cell>
          <table:table-cell office:value-type="float" office:value="0.0685004" calcext:value-type="float">
            <text:p>0,0685004</text:p>
          </table:table-cell>
          <table:table-cell office:value-type="float" office:value="0.0529044" calcext:value-type="float">
            <text:p>0,0529044</text:p>
          </table:table-cell>
          <table:table-cell office:value-type="float" office:value="0.0682129" calcext:value-type="float">
            <text:p>0,0682129</text:p>
          </table:table-cell>
          <table:table-cell office:value-type="float" office:value="0.0680474" calcext:value-type="float">
            <text:p>0,0680474</text:p>
          </table:table-cell>
          <table:table-cell office:value-type="float" office:value="0.057043" calcext:value-type="float">
            <text:p>0,057043</text:p>
          </table:table-cell>
          <table:table-cell office:value-type="float" office:value="0.0577836" calcext:value-type="float">
            <text:p>0,0577836</text:p>
          </table:table-cell>
          <table:table-cell office:value-type="float" office:value="0.0645535" calcext:value-type="float">
            <text:p>0,0645535</text:p>
          </table:table-cell>
          <table:table-cell office:value-type="float" office:value="0.0568514" calcext:value-type="float">
            <text:p>0,0568514</text:p>
          </table:table-cell>
          <table:table-cell office:value-type="float" office:value="0.0529044" calcext:value-type="float">
            <text:p>0,0529044</text:p>
          </table:table-cell>
          <table:table-cell office:value-type="float" office:value="0.0431722" calcext:value-type="float">
            <text:p>0,0431722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/>
          <table:table-cell office:value-type="string" calcext:value-type="string">
            <text:p>Ноль единиц</text:p>
          </table:table-cell>
          <table:table-cell office:value-type="string" calcext:value-type="string">
            <text:p>Одна единица</text:p>
          </table:table-cell>
          <table:table-cell/>
          <table:table-cell office:value-type="string" calcext:value-type="string">
            <text:p>Нет единиц </text:p>
          </table:table-cell>
          <table:table-cell office:value-type="string" calcext:value-type="string">
            <text:p>Одна единица </text:p>
          </table:table-cell>
          <table:table-cell office:value-type="string" calcext:value-type="string">
            <text:p>Две единицы</text:p>
          </table:table-cell>
          <table:table-cell/>
          <table:table-cell office:value-type="string" calcext:value-type="string">
            <text:p>Нет единиц </text:p>
          </table:table-cell>
          <table:table-cell office:value-type="string" calcext:value-type="string">
            <text:p>Одна единица </text:p>
          </table:table-cell>
          <table:table-cell office:value-type="string" calcext:value-type="string">
            <text:p>Две единицы</text:p>
          </table:table-cell>
          <table:table-cell office:value-type="string" calcext:value-type="string">
            <text:p>Три единицы</text:p>
          </table:table-cell>
          <table:table-cell/>
          <table:table-cell office:value-type="string" calcext:value-type="string">
            <text:p>Нет единиц </text:p>
          </table:table-cell>
          <table:table-cell office:value-type="string" calcext:value-type="string">
            <text:p>Одна единица </text:p>
          </table:table-cell>
          <table:table-cell office:value-type="string" calcext:value-type="string">
            <text:p>Две единицы</text:p>
          </table:table-cell>
          <table:table-cell office:value-type="string" calcext:value-type="string">
            <text:p>Три единицы</text:p>
          </table:table-cell>
          <table:table-cell office:value-type="string" calcext:value-type="string">
            <text:p>4 единицы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Без преобл, </text:p>
          </table:table-cell>
          <table:table-cell office:value-type="float" office:value="0.499983" calcext:value-type="float">
            <text:p>0,499983</text:p>
          </table:table-cell>
          <table:table-cell office:value-type="float" office:value="0.500017" calcext:value-type="float">
            <text:p>0,500017</text:p>
          </table:table-cell>
          <table:table-cell/>
          <table:table-cell office:value-type="float" office:value="0.24941" calcext:value-type="float">
            <text:p>0,24941</text:p>
          </table:table-cell>
          <table:table-cell office:value-type="float" office:value="0.501285" calcext:value-type="float">
            <text:p>0,501285</text:p>
          </table:table-cell>
          <table:table-cell office:value-type="float" office:value="0.249305" calcext:value-type="float">
            <text:p>0,249305</text:p>
          </table:table-cell>
          <table:table-cell/>
          <table:table-cell office:value-type="float" office:value="0.124436" calcext:value-type="float">
            <text:p>0,124436</text:p>
          </table:table-cell>
          <table:table-cell office:value-type="float" office:value="0.376862" calcext:value-type="float">
            <text:p>0,376862</text:p>
          </table:table-cell>
          <table:table-cell office:value-type="float" office:value="0.374222" calcext:value-type="float">
            <text:p>0,374222</text:p>
          </table:table-cell>
          <table:table-cell office:value-type="float" office:value="0.124479" calcext:value-type="float">
            <text:p>0,124479</text:p>
          </table:table-cell>
          <table:table-cell/>
          <table:table-cell office:value-type="float" office:value="0.0899253" calcext:value-type="float">
            <text:p>0,0899253</text:p>
          </table:table-cell>
          <table:table-cell office:value-type="float" office:value="0.270961" calcext:value-type="float">
            <text:p>0,270961</text:p>
          </table:table-cell>
          <table:table-cell office:value-type="float" office:value="0.464012" calcext:value-type="float">
            <text:p>0,464012</text:p>
          </table:table-cell>
          <table:table-cell office:value-type="float" office:value="0.233243" calcext:value-type="float">
            <text:p>0,233243</text:p>
          </table:table-cell>
          <table:table-cell office:value-type="float" office:value="0.0917463" calcext:value-type="float">
            <text:p>0,09174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 преобл</text:p>
          </table:table-cell>
          <table:table-cell office:value-type="float" office:value="0.534737" calcext:value-type="float">
            <text:p>0,534737</text:p>
          </table:table-cell>
          <table:table-cell office:value-type="float" office:value="0.465263" calcext:value-type="float">
            <text:p>0,465263</text:p>
          </table:table-cell>
          <table:table-cell/>
          <table:table-cell office:value-type="float" office:value="0.282866" calcext:value-type="float">
            <text:p>0,282866</text:p>
          </table:table-cell>
          <table:table-cell office:value-type="float" office:value="0.501834" calcext:value-type="float">
            <text:p>0,501834</text:p>
          </table:table-cell>
          <table:table-cell office:value-type="float" office:value="0.215299" calcext:value-type="float">
            <text:p>0,215299</text:p>
          </table:table-cell>
          <table:table-cell/>
          <table:table-cell office:value-type="float" office:value="0.144048" calcext:value-type="float">
            <text:p>0,144048</text:p>
          </table:table-cell>
          <table:table-cell office:value-type="float" office:value="0.406712" calcext:value-type="float">
            <text:p>0,406712</text:p>
          </table:table-cell>
          <table:table-cell office:value-type="float" office:value="0.354575" calcext:value-type="float">
            <text:p>0,354575</text:p>
          </table:table-cell>
          <table:table-cell office:value-type="float" office:value="0.0946643" calcext:value-type="float">
            <text:p>0,0946643</text:p>
          </table:table-cell>
          <table:table-cell/>
          <table:table-cell office:value-type="float" office:value="0.0758715" calcext:value-type="float">
            <text:p>0,0758715</text:p>
          </table:table-cell>
          <table:table-cell office:value-type="float" office:value="0.280772" calcext:value-type="float">
            <text:p>0,280772</text:p>
          </table:table-cell>
          <table:table-cell office:value-type="float" office:value="0.447954" calcext:value-type="float">
            <text:p>0,447954</text:p>
          </table:table-cell>
          <table:table-cell office:value-type="float" office:value="0.220444" calcext:value-type="float">
            <text:p>0,220444</text:p>
          </table:table-cell>
          <table:table-cell office:value-type="float" office:value="0.0431722" calcext:value-type="float">
            <text:p>0,0431722</text:p>
          </table:table-cell>
          <table:table-cell table:number-columns-repeated="13"/>
        </table:table-row>
        <table:table-row table:style-name="ro1" table:number-rows-repeated="3">
          <table:table-cell table:number-columns-repeated="31"/>
        </table:table-row>
        <table:table-row table:style-name="ro1">
          <table:table-cell/>
          <table:table-cell office:value-type="string" calcext:value-type="string">
            <text:p>Без преобл </text:p>
          </table:table-cell>
          <table:table-cell office:value-type="string" calcext:value-type="string">
            <text:p>С преобл</text:p>
          </table:table-cell>
          <table:table-cell table:number-columns-repeated="2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82487" calcext:value-type="float">
            <text:p>0,00382487</text:p>
          </table:table-cell>
          <table:table-cell office:value-type="float" office:value="0.137722" calcext:value-type="float">
            <text:p>0,1377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8162" calcext:value-type="float">
            <text:p>0,0038162</text:p>
          </table:table-cell>
          <table:table-cell office:value-type="float" office:value="0.137732" calcext:value-type="float">
            <text:p>0,13773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80752" calcext:value-type="float">
            <text:p>0,00380752</text:p>
          </table:table-cell>
          <table:table-cell office:value-type="float" office:value="0.137724" calcext:value-type="float">
            <text:p>0,13772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79884" calcext:value-type="float">
            <text:p>0,00379884</text:p>
          </table:table-cell>
          <table:table-cell office:value-type="float" office:value="0.137717" calcext:value-type="float">
            <text:p>0,13771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80758" calcext:value-type="float">
            <text:p>0,00380758</text:p>
          </table:table-cell>
          <table:table-cell office:value-type="float" office:value="0.137709" calcext:value-type="float">
            <text:p>0,13770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7989" calcext:value-type="float">
            <text:p>0,0037989</text:p>
          </table:table-cell>
          <table:table-cell office:value-type="float" office:value="0.137719" calcext:value-type="float">
            <text:p>0,13771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80765" calcext:value-type="float">
            <text:p>0,00380765</text:p>
          </table:table-cell>
          <table:table-cell office:value-type="float" office:value="0.137729" calcext:value-type="float">
            <text:p>0,13772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81639" calcext:value-type="float">
            <text:p>0,00381639</text:p>
          </table:table-cell>
          <table:table-cell office:value-type="float" office:value="0.137739" calcext:value-type="float">
            <text:p>0,13773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82514" calcext:value-type="float">
            <text:p>0,00382514</text:p>
          </table:table-cell>
          <table:table-cell office:value-type="float" office:value="0.137731" calcext:value-type="float">
            <text:p>0,13773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81646" calcext:value-type="float">
            <text:p>0,00381646</text:p>
          </table:table-cell>
          <table:table-cell office:value-type="float" office:value="0.137741" calcext:value-type="float">
            <text:p>0,13774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80778" calcext:value-type="float">
            <text:p>0,00380778</text:p>
          </table:table-cell>
          <table:table-cell office:value-type="float" office:value="0.137751" calcext:value-type="float">
            <text:p>0,13775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7991" calcext:value-type="float">
            <text:p>0,0037991</text:p>
          </table:table-cell>
          <table:table-cell office:value-type="float" office:value="0.137761" calcext:value-type="float">
            <text:p>0,13776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79042" calcext:value-type="float">
            <text:p>0,00379042</text:p>
          </table:table-cell>
          <table:table-cell office:value-type="float" office:value="0.137753" calcext:value-type="float">
            <text:p>0,13775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79917" calcext:value-type="float">
            <text:p>0,00379917</text:p>
          </table:table-cell>
          <table:table-cell office:value-type="float" office:value="0.137746" calcext:value-type="float">
            <text:p>0,13774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80791" calcext:value-type="float">
            <text:p>0,00380791</text:p>
          </table:table-cell>
          <table:table-cell office:value-type="float" office:value="0.137738" calcext:value-type="float">
            <text:p>0,1377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81666" calcext:value-type="float">
            <text:p>0,00381666</text:p>
          </table:table-cell>
          <table:table-cell office:value-type="float" office:value="0.137731" calcext:value-type="float">
            <text:p>0,13773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82541" calcext:value-type="float">
            <text:p>0,00382541</text:p>
          </table:table-cell>
          <table:table-cell office:value-type="float" office:value="0.137723" calcext:value-type="float">
            <text:p>0,13772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81673" calcext:value-type="float">
            <text:p>0,00381673</text:p>
          </table:table-cell>
          <table:table-cell office:value-type="float" office:value="0.137716" calcext:value-type="float">
            <text:p>0,13771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82547" calcext:value-type="float">
            <text:p>0,00382547</text:p>
          </table:table-cell>
          <table:table-cell office:value-type="float" office:value="0.137708" calcext:value-type="float">
            <text:p>0,13770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83422" calcext:value-type="float">
            <text:p>0,00383422</text:p>
          </table:table-cell>
          <table:table-cell office:value-type="float" office:value="0.137701" calcext:value-type="float">
            <text:p>0,13770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82554" calcext:value-type="float">
            <text:p>0,00382554</text:p>
          </table:table-cell>
          <table:table-cell office:value-type="float" office:value="0.137711" calcext:value-type="float">
            <text:p>0,13771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81686" calcext:value-type="float">
            <text:p>0,00381686</text:p>
          </table:table-cell>
          <table:table-cell office:value-type="float" office:value="0.137721" calcext:value-type="float">
            <text:p>0,13772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82561" calcext:value-type="float">
            <text:p>0,00382561</text:p>
          </table:table-cell>
          <table:table-cell office:value-type="float" office:value="0.137713" calcext:value-type="float">
            <text:p>0,13771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81693" calcext:value-type="float">
            <text:p>0,00381693</text:p>
          </table:table-cell>
          <table:table-cell office:value-type="float" office:value="0.137723" calcext:value-type="float">
            <text:p>0,13772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80825" calcext:value-type="float">
            <text:p>0,00380825</text:p>
          </table:table-cell>
          <table:table-cell office:value-type="float" office:value="0.137716" calcext:value-type="float">
            <text:p>0,13771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79956" calcext:value-type="float">
            <text:p>0,00379956</text:p>
          </table:table-cell>
          <table:table-cell office:value-type="float" office:value="0.137725" calcext:value-type="float">
            <text:p>0,13772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79088" calcext:value-type="float">
            <text:p>0,00379088</text:p>
          </table:table-cell>
          <table:table-cell office:value-type="float" office:value="0.137718" calcext:value-type="float">
            <text:p>0,13771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7822" calcext:value-type="float">
            <text:p>0,0037822</text:p>
          </table:table-cell>
          <table:table-cell office:value-type="float" office:value="0.137728" calcext:value-type="float">
            <text:p>0,13772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79095" calcext:value-type="float">
            <text:p>0,00379095</text:p>
          </table:table-cell>
          <table:table-cell office:value-type="float" office:value="0.137738" calcext:value-type="float">
            <text:p>0,1377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78227" calcext:value-type="float">
            <text:p>0,00378227</text:p>
          </table:table-cell>
          <table:table-cell office:value-type="float" office:value="0.137748" calcext:value-type="float">
            <text:p>0,13774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00379101" calcext:value-type="float">
            <text:p>0,00379101</text:p>
          </table:table-cell>
          <table:table-cell office:value-type="float" office:value="0.13774" calcext:value-type="float">
            <text:p>0,13774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7:30:38.221204308</meta:creation-date>
    <meta:generator>LibreOffice/7.3.7.2$Linux_X86_64 LibreOffice_project/30$Build-2</meta:generator>
    <dc:date>2023-04-24T17:52:39.808479513</dc:date>
    <meta:editing-duration>PT1M23S</meta:editing-duration>
    <meta:editing-cycles>1</meta:editing-cycles>
    <meta:document-statistic meta:table-count="1" meta:cell-count="202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legend chart:legend-position="end" svg:x="13.204cm" svg:y="3.955cm" style:legend-expansion="high" chart:style-name="ch2"/>
        <chart:plot-area chart:style-name="ch3" table:cell-range-address="Лист1.F32:Лист1.F32 Лист1.B5:Лист1.C7 Лист1.A6:Лист1.A7" chart:data-source-has-labels="both" svg:x="0.319cm" svg:y="0.18cm" svg:width="12.566cm" svg:height="8.646cm">
          <chart:coordinate-region svg:x="1.046cm" svg:y="0.379cm" svg:width="11.839cm" svg:height="7.8cm"/>
          <chart:axis chart:dimension="x" chart:name="primary-x" chart:style-name="ch4" chartooo:axis-type="auto">
            <chartooo:date-scale/>
            <chart:categories table:cell-range-address="Лист1.B5:Лист1.C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6:Лист1.C6" chart:label-cell-address="Лист1.A6:Лист1.A6" chart:class="chart:bar">
            <chart:data-point chart:repeated="2"/>
          </chart:series>
          <chart:series chart:style-name="ch8" chart:values-cell-range-address="Лист1.B7:Лист1.C7" chart:label-cell-address="Лист1.A7:Лист1.A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0)</text:p>
                <draw:g>
                  <svg:desc>Лист1.B5:Лист1.C5</svg:desc>
                </draw:g>
              </table:table-cell>
              <table:table-cell office:value-type="string">
                <text:p>P(1)</text:p>
              </table:table-cell>
            </table:table-row>
          </table:table-header-rows>
          <table:table-rows>
            <table:table-row>
              <table:table-cell office:value-type="string">
                <text:p>Без преобл, </text:p>
                <draw:g>
                  <svg:desc>Лист1.A6:Лист1.A6</svg:desc>
                </draw:g>
              </table:table-cell>
              <table:table-cell office:value-type="float" office:value="0.499983">
                <text:p>0.499983</text:p>
                <draw:g>
                  <svg:desc>Лист1.B6:Лист1.C6</svg:desc>
                </draw:g>
              </table:table-cell>
              <table:table-cell office:value-type="float" office:value="0.500017">
                <text:p>0.500017</text:p>
              </table:table-cell>
            </table:table-row>
            <table:table-row>
              <table:table-cell office:value-type="string">
                <text:p>С преобл</text:p>
                <draw:g>
                  <svg:desc>Лист1.A7:Лист1.A7</svg:desc>
                </draw:g>
              </table:table-cell>
              <table:table-cell office:value-type="float" office:value="0.534737">
                <text:p>0.534737</text:p>
                <draw:g>
                  <svg:desc>Лист1.B7:Лист1.C7</svg:desc>
                </draw:g>
              </table:table-cell>
              <table:table-cell office:value-type="float" office:value="0.465263">
                <text:p>0.4652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legend chart:legend-position="end" svg:x="13.204cm" svg:y="3.955cm" style:legend-expansion="high" chart:style-name="ch2"/>
        <chart:plot-area chart:style-name="ch3" table:cell-range-address="Лист1.D5:Лист1.G7 Лист1.A6:Лист1.A7" chart:data-source-has-labels="both" svg:x="0.319cm" svg:y="0.18cm" svg:width="12.566cm" svg:height="8.646cm">
          <chart:coordinate-region svg:x="1.046cm" svg:y="0.379cm" svg:width="11.839cm" svg:height="7.8cm"/>
          <chart:axis chart:dimension="x" chart:name="primary-x" chart:style-name="ch4" chartooo:axis-type="auto">
            <chartooo:date-scale/>
            <chart:categories table:cell-range-address="Лист1.D5:Лист1.G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D6:Лист1.G6" chart:label-cell-address="Лист1.A6:Лист1.A6" chart:class="chart:bar">
            <chart:data-point chart:repeated="4"/>
          </chart:series>
          <chart:series chart:style-name="ch8" chart:values-cell-range-address="Лист1.D7:Лист1.G7" chart:label-cell-address="Лист1.A7:Лист1.A7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00)</text:p>
                <draw:g>
                  <svg:desc>Лист1.D5:Лист1.G5</svg:desc>
                </draw:g>
              </table:table-cell>
              <table:table-cell office:value-type="string">
                <text:p>P(01)</text:p>
              </table:table-cell>
              <table:table-cell office:value-type="string">
                <text:p>P(10)</text:p>
              </table:table-cell>
              <table:table-cell office:value-type="string">
                <text:p>P(11)</text:p>
              </table:table-cell>
            </table:table-row>
          </table:table-header-rows>
          <table:table-rows>
            <table:table-row>
              <table:table-cell office:value-type="string">
                <text:p>Без преобл, </text:p>
                <draw:g>
                  <svg:desc>Лист1.A6:Лист1.A6</svg:desc>
                </draw:g>
              </table:table-cell>
              <table:table-cell office:value-type="float" office:value="0.24941">
                <text:p>0.24941</text:p>
                <draw:g>
                  <svg:desc>Лист1.D6:Лист1.G6</svg:desc>
                </draw:g>
              </table:table-cell>
              <table:table-cell office:value-type="float" office:value="0.250647">
                <text:p>0.250647</text:p>
              </table:table-cell>
              <table:table-cell office:value-type="float" office:value="0.250638">
                <text:p>0.250638</text:p>
              </table:table-cell>
              <table:table-cell office:value-type="float" office:value="0.249305">
                <text:p>0.249305</text:p>
              </table:table-cell>
            </table:table-row>
            <table:table-row>
              <table:table-cell office:value-type="string">
                <text:p>С преобл</text:p>
                <draw:g>
                  <svg:desc>Лист1.A7:Лист1.A7</svg:desc>
                </draw:g>
              </table:table-cell>
              <table:table-cell office:value-type="float" office:value="0.282866">
                <text:p>0.282866</text:p>
                <draw:g>
                  <svg:desc>Лист1.D7:Лист1.G7</svg:desc>
                </draw:g>
              </table:table-cell>
              <table:table-cell office:value-type="float" office:value="0.250917">
                <text:p>0.250917</text:p>
              </table:table-cell>
              <table:table-cell office:value-type="float" office:value="0.250917">
                <text:p>0.250917</text:p>
              </table:table-cell>
              <table:table-cell office:value-type="float" office:value="0.215299">
                <text:p>0.215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legend chart:legend-position="end" svg:x="13.204cm" svg:y="3.955cm" style:legend-expansion="high" chart:style-name="ch2"/>
        <chart:plot-area chart:style-name="ch3" table:cell-range-address="Лист1.H5:Лист1.O7 Лист1.A6:Лист1.A7" chart:data-source-has-labels="both" svg:x="0.319cm" svg:y="0.18cm" svg:width="12.566cm" svg:height="8.646cm">
          <chart:coordinate-region svg:x="1.046cm" svg:y="0.379cm" svg:width="11.839cm" svg:height="7.8cm"/>
          <chart:axis chart:dimension="x" chart:name="primary-x" chart:style-name="ch4" chartooo:axis-type="auto">
            <chartooo:date-scale/>
            <chart:categories table:cell-range-address="Лист1.H5:Лист1.O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H6:Лист1.O6" chart:label-cell-address="Лист1.A6:Лист1.A6" chart:class="chart:bar">
            <chart:data-point chart:repeated="8"/>
          </chart:series>
          <chart:series chart:style-name="ch8" chart:values-cell-range-address="Лист1.H7:Лист1.O7" chart:label-cell-address="Лист1.A7:Лист1.A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000)</text:p>
                <draw:g>
                  <svg:desc>Лист1.H5:Лист1.O5</svg:desc>
                </draw:g>
              </table:table-cell>
              <table:table-cell office:value-type="string">
                <text:p>P(001)</text:p>
              </table:table-cell>
              <table:table-cell office:value-type="string">
                <text:p>P(010)</text:p>
              </table:table-cell>
              <table:table-cell office:value-type="string">
                <text:p>P(011)</text:p>
              </table:table-cell>
              <table:table-cell office:value-type="string">
                <text:p>P(100)</text:p>
              </table:table-cell>
              <table:table-cell office:value-type="string">
                <text:p>P(101)</text:p>
              </table:table-cell>
              <table:table-cell office:value-type="string">
                <text:p>P(110)</text:p>
              </table:table-cell>
              <table:table-cell office:value-type="string">
                <text:p>P1(111)</text:p>
              </table:table-cell>
            </table:table-row>
          </table:table-header-rows>
          <table:table-rows>
            <table:table-row>
              <table:table-cell office:value-type="string">
                <text:p>Без преобл, </text:p>
                <draw:g>
                  <svg:desc>Лист1.A6:Лист1.A6</svg:desc>
                </draw:g>
              </table:table-cell>
              <table:table-cell office:value-type="float" office:value="0.124436">
                <text:p>0.124436</text:p>
                <draw:g>
                  <svg:desc>Лист1.H6:Лист1.O6</svg:desc>
                </draw:g>
              </table:table-cell>
              <table:table-cell office:value-type="float" office:value="0.125211">
                <text:p>0.125211</text:p>
              </table:table-cell>
              <table:table-cell office:value-type="float" office:value="0.12644">
                <text:p>0.12644</text:p>
              </table:table-cell>
              <table:table-cell office:value-type="float" office:value="0.124331">
                <text:p>0.124331</text:p>
              </table:table-cell>
              <table:table-cell office:value-type="float" office:value="0.125211">
                <text:p>0.125211</text:p>
              </table:table-cell>
              <table:table-cell office:value-type="float" office:value="0.12556">
                <text:p>0.12556</text:p>
              </table:table-cell>
              <table:table-cell office:value-type="float" office:value="0.124331">
                <text:p>0.124331</text:p>
              </table:table-cell>
              <table:table-cell office:value-type="float" office:value="0.124479">
                <text:p>0.124479</text:p>
              </table:table-cell>
            </table:table-row>
            <table:table-row>
              <table:table-cell office:value-type="string">
                <text:p>С преобл</text:p>
                <draw:g>
                  <svg:desc>Лист1.A7:Лист1.A7</svg:desc>
                </draw:g>
              </table:table-cell>
              <table:table-cell office:value-type="float" office:value="0.144048">
                <text:p>0.144048</text:p>
                <draw:g>
                  <svg:desc>Лист1.H7:Лист1.O7</svg:desc>
                </draw:g>
              </table:table-cell>
              <table:table-cell office:value-type="float" office:value="0.137714">
                <text:p>0.137714</text:p>
              </table:table-cell>
              <table:table-cell office:value-type="float" office:value="0.131284">
                <text:p>0.131284</text:p>
              </table:table-cell>
              <table:table-cell office:value-type="float" office:value="0.120341">
                <text:p>0.120341</text:p>
              </table:table-cell>
              <table:table-cell office:value-type="float" office:value="0.137714">
                <text:p>0.137714</text:p>
              </table:table-cell>
              <table:table-cell office:value-type="float" office:value="0.113902">
                <text:p>0.113902</text:p>
              </table:table-cell>
              <table:table-cell office:value-type="float" office:value="0.120332">
                <text:p>0.120332</text:p>
              </table:table-cell>
              <table:table-cell office:value-type="float" office:value="0.0946643">
                <text:p>0.09466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legend chart:legend-position="end" svg:x="13.204cm" svg:y="3.955cm" style:legend-expansion="high" chart:style-name="ch2"/>
        <chart:plot-area chart:style-name="ch3" table:cell-range-address="Лист1.P5:Лист1.AE7 Лист1.A6:Лист1.A7" chart:data-source-has-labels="both" svg:x="0.319cm" svg:y="0.18cm" svg:width="12.566cm" svg:height="8.646cm">
          <chart:coordinate-region svg:x="1.046cm" svg:y="0.379cm" svg:width="11.839cm" svg:height="7.075cm"/>
          <chart:axis chart:dimension="x" chart:name="primary-x" chart:style-name="ch4" chartooo:axis-type="auto">
            <chartooo:date-scale/>
            <chart:categories table:cell-range-address="Лист1.P5:Лист1.AE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P6:Лист1.AE6" chart:label-cell-address="Лист1.A6:Лист1.A6" chart:class="chart:bar">
            <chart:data-point chart:repeated="16"/>
          </chart:series>
          <chart:series chart:style-name="ch8" chart:values-cell-range-address="Лист1.P7:Лист1.AE7" chart:label-cell-address="Лист1.A7:Лист1.A7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0000)</text:p>
                <draw:g>
                  <svg:desc>Лист1.P5:Лист1.AE5</svg:desc>
                </draw:g>
              </table:table-cell>
              <table:table-cell office:value-type="string">
                <text:p>P(0001)</text:p>
              </table:table-cell>
              <table:table-cell office:value-type="string">
                <text:p>P(0010)</text:p>
              </table:table-cell>
              <table:table-cell office:value-type="string">
                <text:p>P(0011)</text:p>
              </table:table-cell>
              <table:table-cell office:value-type="string">
                <text:p>P(0100)</text:p>
              </table:table-cell>
              <table:table-cell office:value-type="string">
                <text:p>P(0101)</text:p>
              </table:table-cell>
              <table:table-cell office:value-type="string">
                <text:p>P(0110)</text:p>
              </table:table-cell>
              <table:table-cell office:value-type="string">
                <text:p>P(0111)</text:p>
              </table:table-cell>
              <table:table-cell office:value-type="string">
                <text:p>P(1000)</text:p>
              </table:table-cell>
              <table:table-cell office:value-type="string">
                <text:p>P(1001)</text:p>
              </table:table-cell>
              <table:table-cell office:value-type="string">
                <text:p>P(1010)</text:p>
              </table:table-cell>
              <table:table-cell office:value-type="string">
                <text:p>P(1011)</text:p>
              </table:table-cell>
              <table:table-cell office:value-type="string">
                <text:p>P(1100)</text:p>
              </table:table-cell>
              <table:table-cell office:value-type="string">
                <text:p>P(1101)</text:p>
              </table:table-cell>
              <table:table-cell office:value-type="string">
                <text:p>P(1110)</text:p>
              </table:table-cell>
              <table:table-cell office:value-type="string">
                <text:p>P(1111)</text:p>
              </table:table-cell>
            </table:table-row>
          </table:table-header-rows>
          <table:table-rows>
            <table:table-row>
              <table:table-cell office:value-type="string">
                <text:p>Без преобл, </text:p>
                <draw:g>
                  <svg:desc>Лист1.A6:Лист1.A6</svg:desc>
                </draw:g>
              </table:table-cell>
              <table:table-cell office:value-type="float" office:value="0.0623404">
                <text:p>0.0623404</text:p>
                <draw:g>
                  <svg:desc>Лист1.P6:Лист1.AE6</svg:desc>
                </draw:g>
              </table:table-cell>
              <table:table-cell office:value-type="float" office:value="0.0624537">
                <text:p>0.0624537</text:p>
              </table:table-cell>
              <table:table-cell office:value-type="float" office:value="0.0626802">
                <text:p>0.0626802</text:p>
              </table:table-cell>
              <table:table-cell office:value-type="float" office:value="0.0624799">
                <text:p>0.0624799</text:p>
              </table:table-cell>
              <table:table-cell office:value-type="float" office:value="0.0632466">
                <text:p>0.0632466</text:p>
              </table:table-cell>
              <table:table-cell office:value-type="float" office:value="0.0619222">
                <text:p>0.0619222</text:p>
              </table:table-cell>
              <table:table-cell office:value-type="float" office:value="0.0616347">
                <text:p>0.0616347</text:p>
              </table:table-cell>
              <table:table-cell office:value-type="float" office:value="0.0626628">
                <text:p>0.0626628</text:p>
              </table:table-cell>
              <table:table-cell office:value-type="float" office:value="0.0624537">
                <text:p>0.0624537</text:p>
              </table:table-cell>
              <table:table-cell office:value-type="float" office:value="0.0627064">
                <text:p>0.0627064</text:p>
              </table:table-cell>
              <table:table-cell office:value-type="float" office:value="0.0624886">
                <text:p>0.0624886</text:p>
              </table:table-cell>
              <table:table-cell office:value-type="float" office:value="0.0618264">
                <text:p>0.0618264</text:p>
              </table:table-cell>
              <table:table-cell office:value-type="float" office:value="0.0619048">
                <text:p>0.0619048</text:p>
              </table:table-cell>
              <table:table-cell office:value-type="float" office:value="0.0623927">
                <text:p>0.0623927</text:p>
              </table:table-cell>
              <table:table-cell office:value-type="float" office:value="0.0626628">
                <text:p>0.0626628</text:p>
              </table:table-cell>
              <table:table-cell office:value-type="float" office:value="0.064144">
                <text:p>0.064144</text:p>
              </table:table-cell>
            </table:table-row>
            <table:table-row>
              <table:table-cell office:value-type="string">
                <text:p>С преобл</text:p>
                <draw:g>
                  <svg:desc>Лист1.A7:Лист1.A7</svg:desc>
                </draw:g>
              </table:table-cell>
              <table:table-cell office:value-type="float" office:value="0.0758715">
                <text:p>0.0758715</text:p>
                <draw:g>
                  <svg:desc>Лист1.P7:Лист1.AE7</svg:desc>
                </draw:g>
              </table:table-cell>
              <table:table-cell office:value-type="float" office:value="0.0682129">
                <text:p>0.0682129</text:p>
              </table:table-cell>
              <table:table-cell office:value-type="float" office:value="0.072639">
                <text:p>0.072639</text:p>
              </table:table-cell>
              <table:table-cell office:value-type="float" office:value="0.0636212">
                <text:p>0.0636212</text:p>
              </table:table-cell>
              <table:table-cell office:value-type="float" office:value="0.0717068">
                <text:p>0.0717068</text:p>
              </table:table-cell>
              <table:table-cell office:value-type="float" office:value="0.0579753">
                <text:p>0.0579753</text:p>
              </table:table-cell>
              <table:table-cell office:value-type="float" office:value="0.0685004">
                <text:p>0.0685004</text:p>
              </table:table-cell>
              <table:table-cell office:value-type="float" office:value="0.0529044">
                <text:p>0.0529044</text:p>
              </table:table-cell>
              <table:table-cell office:value-type="float" office:value="0.0682129">
                <text:p>0.0682129</text:p>
              </table:table-cell>
              <table:table-cell office:value-type="float" office:value="0.0680474">
                <text:p>0.0680474</text:p>
              </table:table-cell>
              <table:table-cell office:value-type="float" office:value="0.057043">
                <text:p>0.057043</text:p>
              </table:table-cell>
              <table:table-cell office:value-type="float" office:value="0.0577836">
                <text:p>0.0577836</text:p>
              </table:table-cell>
              <table:table-cell office:value-type="float" office:value="0.0645535">
                <text:p>0.0645535</text:p>
              </table:table-cell>
              <table:table-cell office:value-type="float" office:value="0.0568514">
                <text:p>0.0568514</text:p>
              </table:table-cell>
              <table:table-cell office:value-type="float" office:value="0.0529044">
                <text:p>0.0529044</text:p>
              </table:table-cell>
              <table:table-cell office:value-type="float" office:value="0.0431722">
                <text:p>0.04317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legend chart:legend-position="end" svg:x="13.204cm" svg:y="3.955cm" style:legend-expansion="high" chart:style-name="ch2"/>
        <chart:plot-area chart:style-name="ch3" table:cell-range-address="Лист1.E10:Лист1.G12 Лист1.A6:Лист1.A7" chart:data-source-has-labels="both" svg:x="0.319cm" svg:y="0.18cm" svg:width="12.566cm" svg:height="8.646cm">
          <chart:coordinate-region svg:x="1.046cm" svg:y="0.379cm" svg:width="11.839cm" svg:height="7.8cm"/>
          <chart:axis chart:dimension="x" chart:name="primary-x" chart:style-name="ch4" chartooo:axis-type="auto">
            <chartooo:date-scale/>
            <chart:categories table:cell-range-address="Лист1.E10:Лист1.G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E11:Лист1.G11" chart:label-cell-address="Лист1.A6:Лист1.A6" chart:class="chart:bar">
            <chart:data-point chart:repeated="3"/>
          </chart:series>
          <chart:series chart:style-name="ch8" chart:values-cell-range-address="Лист1.E12:Лист1.G12" chart:label-cell-address="Лист1.A7:Лист1.A7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ет единиц </text:p>
                <draw:g>
                  <svg:desc>Лист1.E10:Лист1.G10</svg:desc>
                </draw:g>
              </table:table-cell>
              <table:table-cell office:value-type="string">
                <text:p>Одна единица </text:p>
              </table:table-cell>
              <table:table-cell office:value-type="string">
                <text:p>Две единицы</text:p>
              </table:table-cell>
            </table:table-row>
          </table:table-header-rows>
          <table:table-rows>
            <table:table-row>
              <table:table-cell office:value-type="string">
                <text:p>Без преобл, </text:p>
                <draw:g>
                  <svg:desc>Лист1.A6:Лист1.A6</svg:desc>
                </draw:g>
              </table:table-cell>
              <table:table-cell office:value-type="float" office:value="0.24941">
                <text:p>0.24941</text:p>
                <draw:g>
                  <svg:desc>Лист1.E11:Лист1.G11</svg:desc>
                </draw:g>
              </table:table-cell>
              <table:table-cell office:value-type="float" office:value="0.501285">
                <text:p>0.501285</text:p>
              </table:table-cell>
              <table:table-cell office:value-type="float" office:value="0.249305">
                <text:p>0.249305</text:p>
              </table:table-cell>
            </table:table-row>
            <table:table-row>
              <table:table-cell office:value-type="string">
                <text:p>С преобл</text:p>
                <draw:g>
                  <svg:desc>Лист1.A7:Лист1.A7</svg:desc>
                </draw:g>
              </table:table-cell>
              <table:table-cell office:value-type="float" office:value="0.282866">
                <text:p>0.282866</text:p>
                <draw:g>
                  <svg:desc>Лист1.E12:Лист1.G12</svg:desc>
                </draw:g>
              </table:table-cell>
              <table:table-cell office:value-type="float" office:value="0.501834">
                <text:p>0.501834</text:p>
              </table:table-cell>
              <table:table-cell office:value-type="float" office:value="0.215299">
                <text:p>0.2152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legend chart:legend-position="end" svg:x="13.204cm" svg:y="3.955cm" style:legend-expansion="high" chart:style-name="ch2"/>
        <chart:plot-area chart:style-name="ch3" table:cell-range-address="Лист1.I10:Лист1.L12 Лист1.A6:Лист1.A7" chart:data-source-has-labels="both" svg:x="0.319cm" svg:y="0.18cm" svg:width="12.566cm" svg:height="8.646cm">
          <chart:coordinate-region svg:x="1.046cm" svg:y="0.379cm" svg:width="11.839cm" svg:height="7.8cm"/>
          <chart:axis chart:dimension="x" chart:name="primary-x" chart:style-name="ch4" chartooo:axis-type="auto">
            <chartooo:date-scale/>
            <chart:categories table:cell-range-address="Лист1.I10:Лист1.L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I11:Лист1.L11" chart:label-cell-address="Лист1.A6:Лист1.A6" chart:class="chart:bar">
            <chart:data-point chart:repeated="4"/>
          </chart:series>
          <chart:series chart:style-name="ch8" chart:values-cell-range-address="Лист1.I12:Лист1.L12" chart:label-cell-address="Лист1.A7:Лист1.A7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ет единиц </text:p>
                <draw:g>
                  <svg:desc>Лист1.I10:Лист1.L10</svg:desc>
                </draw:g>
              </table:table-cell>
              <table:table-cell office:value-type="string">
                <text:p>Одна единица </text:p>
              </table:table-cell>
              <table:table-cell office:value-type="string">
                <text:p>Две единицы</text:p>
              </table:table-cell>
              <table:table-cell office:value-type="string">
                <text:p>Три единицы</text:p>
              </table:table-cell>
            </table:table-row>
          </table:table-header-rows>
          <table:table-rows>
            <table:table-row>
              <table:table-cell office:value-type="string">
                <text:p>Без преобл, </text:p>
                <draw:g>
                  <svg:desc>Лист1.A6:Лист1.A6</svg:desc>
                </draw:g>
              </table:table-cell>
              <table:table-cell office:value-type="float" office:value="0.124436">
                <text:p>0.124436</text:p>
                <draw:g>
                  <svg:desc>Лист1.I11:Лист1.L11</svg:desc>
                </draw:g>
              </table:table-cell>
              <table:table-cell office:value-type="float" office:value="0.376862">
                <text:p>0.376862</text:p>
              </table:table-cell>
              <table:table-cell office:value-type="float" office:value="0.374222">
                <text:p>0.374222</text:p>
              </table:table-cell>
              <table:table-cell office:value-type="float" office:value="0.124479">
                <text:p>0.124479</text:p>
              </table:table-cell>
            </table:table-row>
            <table:table-row>
              <table:table-cell office:value-type="string">
                <text:p>С преобл</text:p>
                <draw:g>
                  <svg:desc>Лист1.A7:Лист1.A7</svg:desc>
                </draw:g>
              </table:table-cell>
              <table:table-cell office:value-type="float" office:value="0.144048">
                <text:p>0.144048</text:p>
                <draw:g>
                  <svg:desc>Лист1.I12:Лист1.L12</svg:desc>
                </draw:g>
              </table:table-cell>
              <table:table-cell office:value-type="float" office:value="0.406712">
                <text:p>0.406712</text:p>
              </table:table-cell>
              <table:table-cell office:value-type="float" office:value="0.354575">
                <text:p>0.354575</text:p>
              </table:table-cell>
              <table:table-cell office:value-type="float" office:value="0.0946643">
                <text:p>0.09466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legend chart:legend-position="end" svg:x="13.204cm" svg:y="3.955cm" style:legend-expansion="high" chart:style-name="ch2"/>
        <chart:plot-area chart:style-name="ch3" table:cell-range-address="Лист1.N10:Лист1.R12 Лист1.A6:Лист1.A7" chart:data-source-has-labels="both" svg:x="0.319cm" svg:y="0.18cm" svg:width="12.566cm" svg:height="8.646cm">
          <chart:coordinate-region svg:x="1.046cm" svg:y="0.379cm" svg:width="11.839cm" svg:height="7.8cm"/>
          <chart:axis chart:dimension="x" chart:name="primary-x" chart:style-name="ch4" chartooo:axis-type="auto">
            <chartooo:date-scale/>
            <chart:categories table:cell-range-address="Лист1.N10:Лист1.R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N11:Лист1.R11" chart:label-cell-address="Лист1.A6:Лист1.A6" chart:class="chart:bar">
            <chart:data-point chart:repeated="5"/>
          </chart:series>
          <chart:series chart:style-name="ch8" chart:values-cell-range-address="Лист1.N12:Лист1.R12" chart:label-cell-address="Лист1.A7:Лист1.A7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ет единиц </text:p>
                <draw:g>
                  <svg:desc>Лист1.N10:Лист1.R10</svg:desc>
                </draw:g>
              </table:table-cell>
              <table:table-cell office:value-type="string">
                <text:p>Одна единица </text:p>
              </table:table-cell>
              <table:table-cell office:value-type="string">
                <text:p>Две единицы</text:p>
              </table:table-cell>
              <table:table-cell office:value-type="string">
                <text:p>Три единицы</text:p>
              </table:table-cell>
              <table:table-cell office:value-type="string">
                <text:p>4 единицы</text:p>
              </table:table-cell>
            </table:table-row>
          </table:table-header-rows>
          <table:table-rows>
            <table:table-row>
              <table:table-cell office:value-type="string">
                <text:p>Без преобл, </text:p>
                <draw:g>
                  <svg:desc>Лист1.A6:Лист1.A6</svg:desc>
                </draw:g>
              </table:table-cell>
              <table:table-cell office:value-type="float" office:value="0.0899253">
                <text:p>0.0899253</text:p>
                <draw:g>
                  <svg:desc>Лист1.N11:Лист1.R11</svg:desc>
                </draw:g>
              </table:table-cell>
              <table:table-cell office:value-type="float" office:value="0.270961">
                <text:p>0.270961</text:p>
              </table:table-cell>
              <table:table-cell office:value-type="float" office:value="0.464012">
                <text:p>0.464012</text:p>
              </table:table-cell>
              <table:table-cell office:value-type="float" office:value="0.233243">
                <text:p>0.233243</text:p>
              </table:table-cell>
              <table:table-cell office:value-type="float" office:value="0.0917463">
                <text:p>0.0917463</text:p>
              </table:table-cell>
            </table:table-row>
            <table:table-row>
              <table:table-cell office:value-type="string">
                <text:p>С преобл</text:p>
                <draw:g>
                  <svg:desc>Лист1.A7:Лист1.A7</svg:desc>
                </draw:g>
              </table:table-cell>
              <table:table-cell office:value-type="float" office:value="0.0758715">
                <text:p>0.0758715</text:p>
                <draw:g>
                  <svg:desc>Лист1.N12:Лист1.R12</svg:desc>
                </draw:g>
              </table:table-cell>
              <table:table-cell office:value-type="float" office:value="0.280772">
                <text:p>0.280772</text:p>
              </table:table-cell>
              <table:table-cell office:value-type="float" office:value="0.447954">
                <text:p>0.447954</text:p>
              </table:table-cell>
              <table:table-cell office:value-type="float" office:value="0.220444">
                <text:p>0.220444</text:p>
              </table:table-cell>
              <table:table-cell office:value-type="float" office:value="0.0431722">
                <text:p>0.04317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32cm" xlink:href=".." xlink:type="simple" chart:class="chart:line" chart:style-name="ch1">
        <chart:legend chart:legend-position="end" svg:x="12.732cm" svg:y="3.968cm" style:legend-expansion="high" chart:style-name="ch2"/>
        <chart:plot-area chart:style-name="ch3" table:cell-range-address="Лист1.B16:Лист1.C48" chart:data-source-has-labels="row" svg:x="0.32cm" svg:y="0.18cm" svg:width="12.092cm" svg:height="8.672cm">
          <chart:coordinate-region svg:x="1.153cm" svg:y="0.379cm" svg:width="11.259cm" svg:height="8.2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17:Лист1.B48" chart:label-cell-address="Лист1.B16:Лист1.B16" chart:class="chart:line">
            <chart:data-point chart:repeated="32"/>
          </chart:series>
          <chart:series chart:style-name="ch8" chart:values-cell-range-address="Лист1.C17:Лист1.C48" chart:label-cell-address="Лист1.C16:Лист1.C16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ез преобл </text:p>
                <draw:g>
                  <svg:desc>Лист1.B16:Лист1.B16</svg:desc>
                </draw:g>
              </table:table-cell>
              <table:table-cell office:value-type="string">
                <text:p>С преобл</text:p>
                <draw:g>
                  <svg:desc>Лист1.C16:Лист1.C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B17:Лист1.B48</svg:desc>
                </draw:g>
              </table:table-cell>
              <table:table-cell office:value-type="float" office:value="1">
                <text:p>1</text:p>
                <draw:g>
                  <svg:desc>Лист1.C17:Лист1.C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82487">
                <text:p>0.00382487</text:p>
              </table:table-cell>
              <table:table-cell office:value-type="float" office:value="0.137722">
                <text:p>0.1377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8162">
                <text:p>0.0038162</text:p>
              </table:table-cell>
              <table:table-cell office:value-type="float" office:value="0.137732">
                <text:p>0.137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80752">
                <text:p>0.00380752</text:p>
              </table:table-cell>
              <table:table-cell office:value-type="float" office:value="0.137724">
                <text:p>0.137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79884">
                <text:p>0.00379884</text:p>
              </table:table-cell>
              <table:table-cell office:value-type="float" office:value="0.137717">
                <text:p>0.137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80758">
                <text:p>0.00380758</text:p>
              </table:table-cell>
              <table:table-cell office:value-type="float" office:value="0.137709">
                <text:p>0.1377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7989">
                <text:p>0.0037989</text:p>
              </table:table-cell>
              <table:table-cell office:value-type="float" office:value="0.137719">
                <text:p>0.137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80765">
                <text:p>0.00380765</text:p>
              </table:table-cell>
              <table:table-cell office:value-type="float" office:value="0.137729">
                <text:p>0.1377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81639">
                <text:p>0.00381639</text:p>
              </table:table-cell>
              <table:table-cell office:value-type="float" office:value="0.137739">
                <text:p>0.137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82514">
                <text:p>0.00382514</text:p>
              </table:table-cell>
              <table:table-cell office:value-type="float" office:value="0.137731">
                <text:p>0.1377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81646">
                <text:p>0.00381646</text:p>
              </table:table-cell>
              <table:table-cell office:value-type="float" office:value="0.137741">
                <text:p>0.137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80778">
                <text:p>0.00380778</text:p>
              </table:table-cell>
              <table:table-cell office:value-type="float" office:value="0.137751">
                <text:p>0.1377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7991">
                <text:p>0.0037991</text:p>
              </table:table-cell>
              <table:table-cell office:value-type="float" office:value="0.137761">
                <text:p>0.137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79042">
                <text:p>0.00379042</text:p>
              </table:table-cell>
              <table:table-cell office:value-type="float" office:value="0.137753">
                <text:p>0.1377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79917">
                <text:p>0.00379917</text:p>
              </table:table-cell>
              <table:table-cell office:value-type="float" office:value="0.137746">
                <text:p>0.1377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80791">
                <text:p>0.00380791</text:p>
              </table:table-cell>
              <table:table-cell office:value-type="float" office:value="0.137738">
                <text:p>0.1377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81666">
                <text:p>0.00381666</text:p>
              </table:table-cell>
              <table:table-cell office:value-type="float" office:value="0.137731">
                <text:p>0.1377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82541">
                <text:p>0.00382541</text:p>
              </table:table-cell>
              <table:table-cell office:value-type="float" office:value="0.137723">
                <text:p>0.1377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81673">
                <text:p>0.00381673</text:p>
              </table:table-cell>
              <table:table-cell office:value-type="float" office:value="0.137716">
                <text:p>0.1377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82547">
                <text:p>0.00382547</text:p>
              </table:table-cell>
              <table:table-cell office:value-type="float" office:value="0.137708">
                <text:p>0.1377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83422">
                <text:p>0.00383422</text:p>
              </table:table-cell>
              <table:table-cell office:value-type="float" office:value="0.137701">
                <text:p>0.137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82554">
                <text:p>0.00382554</text:p>
              </table:table-cell>
              <table:table-cell office:value-type="float" office:value="0.137711">
                <text:p>0.1377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81686">
                <text:p>0.00381686</text:p>
              </table:table-cell>
              <table:table-cell office:value-type="float" office:value="0.137721">
                <text:p>0.1377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82561">
                <text:p>0.00382561</text:p>
              </table:table-cell>
              <table:table-cell office:value-type="float" office:value="0.137713">
                <text:p>0.1377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81693">
                <text:p>0.00381693</text:p>
              </table:table-cell>
              <table:table-cell office:value-type="float" office:value="0.137723">
                <text:p>0.1377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80825">
                <text:p>0.00380825</text:p>
              </table:table-cell>
              <table:table-cell office:value-type="float" office:value="0.137716">
                <text:p>0.1377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79956">
                <text:p>0.00379956</text:p>
              </table:table-cell>
              <table:table-cell office:value-type="float" office:value="0.137725">
                <text:p>0.1377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79088">
                <text:p>0.00379088</text:p>
              </table:table-cell>
              <table:table-cell office:value-type="float" office:value="0.137718">
                <text:p>0.137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7822">
                <text:p>0.0037822</text:p>
              </table:table-cell>
              <table:table-cell office:value-type="float" office:value="0.137728">
                <text:p>0.1377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79095">
                <text:p>0.00379095</text:p>
              </table:table-cell>
              <table:table-cell office:value-type="float" office:value="0.137738">
                <text:p>0.1377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78227">
                <text:p>0.00378227</text:p>
              </table:table-cell>
              <table:table-cell office:value-type="float" office:value="0.137748">
                <text:p>0.1377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79101">
                <text:p>0.00379101</text:p>
              </table:table-cell>
              <table:table-cell office:value-type="float" office:value="0.13774">
                <text:p>0.1377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